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herit" svg:font-family="inherit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4b4f56" style:font-name="inherit" fo:font-size="9pt" fo:letter-spacing="normal" fo:font-style="normal" fo:font-weight="normal" fo:background-color="#f1f0f0"/>
    </style:style>
    <style:style style:name="P2" style:family="paragraph" style:parent-style-name="Standard">
      <style:paragraph-properties fo:margin-left="0.212cm" fo:margin-right="0cm" fo:margin-top="0cm" fo:margin-bottom="0cm" fo:line-height="128%" fo:orphans="2" fo:widows="2" fo:text-indent="0cm" style:auto-text-indent="false" fo:padding="0cm" fo:border="none"/>
      <style:text-properties fo:font-variant="normal" fo:text-transform="none" fo:color="#4b4f56" style:font-name="inherit" fo:font-size="9pt" fo:letter-spacing="normal" fo:font-style="normal" fo:font-weight="normal" fo:background-color="#f1f0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Zad. 1</text:p>
      <text:p text:style-name="P1"/>
      <text:p text:style-name="Standard">Plik niespakowany: 146KB </text:p>
      <text:p text:style-name="Standard">Plik spakowany: 572B</text:p>
      <text:p text:style-name="Standard"/>
      <text:p text:style-name="Standard">Zad. 2 </text:p>
      <text:p text:style-name="Standard"/>
      <text:p text:style-name="Standard">Plik niespakowany: 146KB</text:p>
      <text:p text:style-name="Standard">Plik spakowany: 594B</text:p>
      <text:p text:style-name="Standard"/>
      <text:p text:style-name="Standard">Zad. 3</text:p>
      <text:p text:style-name="Standard"/>
      <text:p text:style-name="Standard">Plik niespakowany: 1.02MB</text:p>
      <text:p text:style-name="Standard">Plik spakowany: 57.1KB (JPG)</text:p>
      <text:p text:style-name="Standard"/>
      <text:p text:style-name="Standard">Zad. 4</text:p>
      <text:p text:style-name="Standard"/>
      <text:p text:style-name="Standard">Plik niespakowany: 1.02MB</text:p>
      <text:p text:style-name="Standard">Plik spakowany: 57.9 (JPEG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herit" svg:font-family="inherit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na Czarnecka</meta:initial-creator>
    <meta:creation-date>2017-11-02T23:15:26.06</meta:creation-date>
    <dc:date>2017-11-02T23:38:29.78</dc:date>
    <dc:creator>Anna Czarnecka</dc:creator>
    <meta:editing-duration>PT23M3S</meta:editing-duration>
    <meta:editing-cycles>2</meta:editing-cycles>
    <meta:generator>OpenOffice/4.1.4$Win32 OpenOffice.org_project/414m5$Build-9788</meta:generator>
    <meta:document-statistic meta:table-count="0" meta:image-count="0" meta:object-count="0" meta:page-count="1" meta:paragraph-count="12" meta:word-count="34" meta:character-count="219"/>
  </office:meta>
</office:document-meta>
</file>